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nitializer.ImplInitializer( AptControlImplementation controlImp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mplInitializer.needsReflection( AptField gen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lInitializer.getReflec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nitializer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has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ClientInitializ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nitializer.isRootPack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nitializer.getControl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